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5c8526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none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默认-title">
      <style:graphic-properties draw:fill-color="#ffffff" fo:min-height="3.256cm"/>
    </style:style>
    <style:style style:name="pr2" style:family="presentation" style:parent-style-name="默认-notes" style:list-style-name="L6">
      <style:graphic-properties draw:fill-color="#ffffff" draw:auto-grow-height="true" fo:min-height="13.365cm"/>
    </style:style>
    <style:style style:name="pr3" style:family="presentation" style:parent-style-name="默认-title">
      <style:graphic-properties draw:fill-color="#ffffff" draw:auto-grow-height="true" fo:min-height="3.507cm"/>
    </style:style>
    <style:style style:name="pr4" style:family="presentation" style:parent-style-name="默认-subtitle">
      <style:graphic-properties draw:fill-color="#ffffff" fo:min-height="13.609cm"/>
    </style:style>
    <style:style style:name="pr5" style:family="presentation" style:parent-style-name="默认-notes">
      <style:graphic-properties draw:fill-color="#ffffff" fo:min-height="13.114cm"/>
    </style:style>
    <style:style style:name="pr6" style:family="presentation" style:parent-style-name="默认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24pt" style:font-size-asian="24pt"/>
    </style:style>
    <style:style style:name="P6" style:family="paragraph">
      <style:paragraph-properties fo:text-align="start"/>
      <style:text-properties fo:font-size="24pt" style:font-size-asian="24pt"/>
    </style:style>
    <style:style style:name="P7" style:family="paragraph">
      <style:paragraph-properties fo:margin-left="0cm" fo:margin-right="0cm" fo:text-align="start" fo:text-indent="0cm"/>
      <style:text-properties fo:font-size="40pt" style:font-size-asian="40pt"/>
    </style:style>
    <style:style style:name="P8" style:family="paragraph">
      <style:paragraph-properties fo:margin-left="0.2cm" fo:margin-right="0cm" fo:margin-top="0cm" fo:margin-bottom="0cm" text:enable-numbering="false" fo:text-indent="-0.2cm"/>
      <style:text-properties fo:font-size="24pt"/>
    </style:style>
    <style:style style:name="P9" style:family="paragraph">
      <style:paragraph-properties fo:margin-left="0.2cm" fo:margin-right="0cm" text:enable-numbering="false" fo:text-indent="-0.2cm"/>
      <style:text-properties fo:font-size="24pt"/>
    </style:style>
    <style:style style:name="P10" style:family="paragraph">
      <style:paragraph-properties fo:margin-left="0cm" fo:margin-right="0cm" fo:text-indent="0cm"/>
      <style:text-properties style:font-size-asian="32pt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style:text-position="0% 100%"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margin-left="0.6cm" fo:margin-right="0cm" fo:text-indent="-0.6cm"/>
      <style:text-properties style:font-size-asian="20pt"/>
    </style:style>
    <style:style style:name="P15" style:family="paragraph">
      <style:paragraph-properties fo:margin-left="0cm" fo:margin-right="0cm" fo:text-align="start" fo:text-indent="0cm"/>
      <style:text-properties fo:font-size="22pt" style:font-size-asian="22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text-align="start"/>
    </style:style>
    <style:style style:name="T1" style:family="text">
      <style:text-properties fo:font-size="24pt"/>
    </style:style>
    <style:style style:name="T2" style:family="text">
      <style:text-properties fo:font-size="24pt" style:font-size-asian="24pt"/>
    </style:style>
    <style:style style:name="T3" style:family="text">
      <style:text-properties fo:font-size="40pt" style:font-size-asian="40pt"/>
    </style:style>
    <style:style style:name="T4" style:family="text"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/>
    </style:style>
    <style:style style:name="T6" style:family="text">
      <style:text-properties fo:font-size="24pt" style:text-underline-style="solid" style:text-underline-width="auto" style:text-underline-color="font-color" style:font-size-asian="24pt"/>
    </style:style>
    <style:style style:name="T7" style:family="text">
      <style:text-properties fo:font-size="22pt" style:text-underline-style="solid" style:text-underline-width="auto" style:text-underline-color="font-color" style:font-size-asian="22pt"/>
    </style:style>
    <style:style style:name="T8" style:family="text">
      <style:text-properties fo:font-size="18pt" style:font-size-asian="22pt"/>
    </style:style>
    <style:style style:name="T9" style:family="text">
      <style:text-properties fo:color="#ff0000" fo:font-size="18pt" style:font-size-asian="22pt"/>
    </style:style>
    <style:style style:name="T10" style:family="text">
      <style:text-properties fo:font-size="22pt" style:font-size-asian="22pt"/>
    </style:style>
    <style:style style:name="T11" style:family="text">
      <style:text-properties fo:font-size="22pt" style:text-underline-style="none" style:font-size-asian="22pt"/>
    </style:style>
    <style:style style:name="T12" style:family="text">
      <style:text-properties fo:font-size="18pt" style:text-underline-style="none" style:font-size-asian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2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9">
        <office:forms form:automatic-focus="false" form:apply-design-mode="false"/>
        <draw:frame presentation:style-name="pr1" draw:layer="layout" svg:width="25.199cm" svg:height="3.256cm" svg:x="1.301cm" svg:y="8.5cm" presentation:class="title" presentation:user-transformed="true">
          <draw:text-box>
            <text:p text:style-name="P1">Dynamips &amp; Gxemul 初步分析</text:p>
          </draw:text-box>
        </draw:frame>
        <draw:frame draw:style-name="gr1" draw:text-style-name="P1" draw:layer="layout" svg:width="14cm" svg:height="0.963cm" svg:x="7cm" svg:y="13.5cm">
          <draw:text-box>
            <text:p text:style-name="P1"/>
          </draw:text-box>
        </draw:frame>
        <draw:frame draw:style-name="gr2" draw:text-style-name="P2" draw:layer="layout" svg:width="15cm" svg:height="1.195cm" svg:x="7cm" svg:y="13cm">
          <draw:text-box>
            <text:p text:style-name="P2"><text:span text:style-name="T1">Valpass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演示</text:p>
          </draw:text-box>
        </draw:frame>
        <draw:frame presentation:style-name="pr4" draw:layer="layout" svg:width="25.199cm" svg:height="13.609cm" svg:x="1.4cm" svg:y="5.039cm" presentation:class="subtitle">
          <draw:text-box>
            <text:p text:style-name="P1">一个简单的dynamips仿真router和网络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4">Dynamips</text:p>
          </draw:text-box>
        </draw:frame>
        <draw:frame presentation:style-name="pr4" draw:text-style-name="P6" draw:layer="layout" svg:width="25.199cm" svg:height="13.609cm" svg:x="1.4cm" svg:y="5.039cm" presentation:class="subtitle" presentation:user-transformed="true">
          <draw:text-box>
            <text:p text:style-name="P5"><text:span text:style-name="T2">1. </text:span><text:span text:style-name="T2">硬件架构模拟平台，</text:span><text:span text:style-name="T2">CPU:MIPS64, PPC64</text:span></text:p>
            <text:p text:style-name="P5"><text:span text:style-name="T2">2. </text:span><text:span text:style-name="T2">板卡模拟：</text:span><text:span text:style-name="T2">NS16552 DUART, Dallas DS1216 chip(NVRAM), </text:span></text:p>
            <text:p text:style-name="P5"><text:span text:style-name="T2"><text:s/></text:span><text:span text:style-name="T2">* Cisco 7200 I/O FPGA:</text:span></text:p>
            <text:p text:style-name="P5"><text:span text:style-name="T2"><text:s/></text:span><text:span text:style-name="T2">* <text:s text:c="2"/>- Simulates a NMC93C46 Serial EEPROM as CPU and Midplane EEPROM.</text:span></text:p>
            <text:p text:style-name="P5"><text:span text:style-name="T2"><text:s/></text:span><text:span text:style-name="T2">* <text:s text:c="2"/>- Simulates a DALLAS DS1620 for Temperature Sensors.</text:span></text:p>
            <text:p text:style-name="P5"><text:span text:style-name="T2"><text:s/></text:span><text:span text:style-name="T2">* <text:s text:c="2"/>- Simulates voltage sensors.</text:span></text:p>
            <text:p text:style-name="P5"><text:span text:style-name="T2"><text:s/></text:span><text:span text:style-name="T2">* <text:s text:c="2"/>- Simulates console and AUX ports (SCN2681).</text:span></text:p>
            <text:p text:style-name="P5"><text:span text:style-name="T2">DECchip 21140 PCI fast Ethernet LAN controller</text:span></text:p>
            <text:p text:style-name="P5"><text:span text:style-name="T2">AMD Am79c971 FastEthernet chip emulation</text:span></text:p>
            <text:p text:style-name="P5"><text:span text:style-name="T2">3. </text:span><text:span text:style-name="T2">虚拟网络模拟</text:span><text:span text:style-name="T2">: frame_relay, eth_switch</text:span></text:p>
            <text:p text:style-name="P5"><text:span text:style-name="T2">4. </text:span><text:span text:style-name="T2">与</text:span><text:span text:style-name="T2">Hypervisor</text:span><text:span text:style-name="T2">和</text:span><text:span text:style-name="T2">tty</text:span><text:span text:style-name="T2">交互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3">
        <office:forms form:automatic-focus="false" form:apply-design-mode="false"/>
        <draw:frame presentation:style-name="pr3" draw:text-style-name="P7" draw:layer="layout" svg:width="25.199cm" svg:height="3.507cm" svg:x="1.4cm" svg:y="0.837cm" presentation:class="title" presentation:user-transformed="true">
          <draw:text-box>
            <text:p text:style-name="P7"><text:span text:style-name="T3">Dynamips's SW</text:span><text:span text:style-name="T3">结构 </text:span><text:span text:style-name="T3">from dynamips.c</text:span></text:p>
          </draw:text-box>
        </draw:frame>
        <draw:frame presentation:style-name="pr6" draw:text-style-name="P8" draw:layer="layout" svg:width="12.296cm" svg:height="13.609cm" svg:x="1.4cm" svg:y="4.914cm" presentation:class="outline" presentation:user-transformed="true">
          <draw:text-box>
            <text:list text:style-name="L4">
              <text:list-item>
                <text:p text:style-name="P8"><text:span text:style-name="T1">#include "dynamips.h"</text:span></text:p>
              </text:list-item>
            </text:list>
            <text:list text:style-name="L4">
              <text:list-item>
                <text:p text:style-name="P8"><text:span text:style-name="T1">#include "cpu.h"</text:span></text:p>
              </text:list-item>
            </text:list>
            <text:list text:style-name="L4">
              <text:list-item>
                <text:p text:style-name="P8"><text:span text:style-name="T1">#include "mips64_exec.h"</text:span></text:p>
              </text:list-item>
            </text:list>
            <text:list text:style-name="L4">
              <text:list-item>
                <text:p text:style-name="P8"><text:span text:style-name="T1">#include "mips64_jit.h"</text:span></text:p>
              </text:list-item>
            </text:list>
            <text:list text:style-name="L4">
              <text:list-item>
                <text:p text:style-name="P8"><text:span text:style-name="T1">#include "ppc32_exec.h"</text:span></text:p>
              </text:list-item>
            </text:list>
            <text:list text:style-name="L4">
              <text:list-item>
                <text:p text:style-name="P8"><text:span text:style-name="T1">#include "ppc32_jit.h"</text:span></text:p>
              </text:list-item>
            </text:list>
            <text:list text:style-name="L4">
              <text:list-item>
                <text:p text:style-name="P8"><text:span text:style-name="T1">#include "dev_c7200.h"</text:span></text:p>
              </text:list-item>
            </text:list>
            <text:list text:style-name="L4">
              <text:list-item>
                <text:p text:style-name="P8"><text:span text:style-name="T1">#include "dev_c3600.h"</text:span></text:p>
              </text:list-item>
            </text:list>
            <text:list text:style-name="L4">
              <text:list-item>
                <text:p text:style-name="P8"><text:span text:style-name="T1">#include "dev_c2691.h"</text:span></text:p>
              </text:list-item>
            </text:list>
            <text:list text:style-name="L4">
              <text:list-item>
                <text:p text:style-name="P8"><text:span text:style-name="T1">#include "dev_c3725.h"</text:span></text:p>
              </text:list-item>
            </text:list>
            <text:list text:style-name="L4">
              <text:list-item>
                <text:p text:style-name="P8"><text:span text:style-name="T1">#include "dev_c3745.h"</text:span></text:p>
              </text:list-item>
            </text:list>
            <text:list text:style-name="L4">
              <text:list-item>
                <text:p text:style-name="P8"><text:span text:style-name="T1">#include "dev_c2600.h"</text:span></text:p>
              </text:list-item>
            </text:list>
            <text:list text:style-name="L4">
              <text:list-item>
                <text:p text:style-name="P8"><text:span text:style-name="T1">#include "dev_msfc1.h"</text:span></text:p>
              </text:list-item>
            </text:list>
          </draw:text-box>
        </draw:frame>
        <draw:frame presentation:style-name="pr6" draw:text-style-name="P9" draw:layer="layout" svg:width="12.296cm" svg:height="13.609cm" svg:x="14.311cm" svg:y="4.914cm" presentation:class="outline" presentation:user-transformed="true">
          <draw:text-box>
            <text:list text:style-name="L5">
              <text:list-item>
                <text:p text:style-name="P8"><text:span text:style-name="T1">#include "ppc32_vmtest.h"</text:span></text:p>
              </text:list-item>
            </text:list>
            <text:list text:style-name="L5">
              <text:list-item>
                <text:p text:style-name="P8"><text:span text:style-name="T1">#include "dev_vtty.h"</text:span></text:p>
              </text:list-item>
            </text:list>
            <text:list text:style-name="L5">
              <text:list-item>
                <text:p text:style-name="P8"><text:span text:style-name="T1">#include "ptask.h"</text:span></text:p>
              </text:list-item>
            </text:list>
            <text:list text:style-name="L5">
              <text:list-item>
                <text:p text:style-name="P8"><text:span text:style-name="T1">#include "timer.h"</text:span></text:p>
              </text:list-item>
            </text:list>
            <text:list text:style-name="L5">
              <text:list-item>
                <text:p text:style-name="P8"><text:span text:style-name="T1">#include "registry.h"</text:span></text:p>
              </text:list-item>
            </text:list>
            <text:list text:style-name="L5">
              <text:list-item>
                <text:p text:style-name="P8"><text:span text:style-name="T1">#include "hypervisor.h"</text:span></text:p>
              </text:list-item>
            </text:list>
            <text:list text:style-name="L5">
              <text:list-item>
                <text:p text:style-name="P8"><text:span text:style-name="T1">#include "net_io.h"</text:span></text:p>
              </text:list-item>
            </text:list>
            <text:list text:style-name="L5">
              <text:list-item>
                <text:p text:style-name="P8"><text:span text:style-name="T1">#include "net_io_bridge.h"</text:span></text:p>
              </text:list-item>
            </text:list>
            <text:list text:style-name="L5">
              <text:list-item>
                <text:p text:style-name="P8"><text:span text:style-name="T1">#include "net_io_filter.h"</text:span></text:p>
              </text:list-item>
            </text:list>
            <text:list text:style-name="L5">
              <text:list-item>
                <text:p text:style-name="P8"><text:span text:style-name="T1">#include "crc.h"</text:span></text:p>
              </text:list-item>
            </text:list>
            <text:list text:style-name="L5">
              <text:list-item>
                <text:p text:style-name="P8"><text:span text:style-name="T1">#include "atm.h"</text:span></text:p>
              </text:list-item>
            </text:list>
            <text:list text:style-name="L5">
              <text:list-item>
                <text:p text:style-name="P8"><text:span text:style-name="T1">#include "frame_relay.h"</text:span></text:p>
              </text:list-item>
            </text:list>
            <text:list text:style-name="L5">
              <text:list-item>
                <text:p text:style-name="P8"><text:span text:style-name="T1">#include "eth_switch.h"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ynamips的router模拟结构</text:p>
          </draw:text-box>
        </draw:frame>
        <draw:frame presentation:style-name="pr4" draw:text-style-name="P10" draw:layer="layout" svg:width="25.199cm" svg:height="13.609cm" svg:x="1.4cm" svg:y="5.039cm" presentation:class="subtitle" presentation:placeholder="true">
          <draw:text-box/>
        </draw:frame>
        <draw:rect draw:style-name="gr4" draw:text-style-name="P11" draw:layer="layout" svg:width="3cm" svg:height="1.5cm" svg:x="11.5cm" svg:y="5cm">
          <text:p text:style-name="P11">CPU</text:p>
        </draw:rect>
        <draw:rect draw:style-name="gr4" draw:text-style-name="P11" draw:layer="layout" svg:width="4cm" svg:height="1cm" svg:x="3.5cm" svg:y="9cm">
          <text:p text:style-name="P11">PC, gpr</text:p>
        </draw:rect>
        <draw:rect draw:style-name="gr5" draw:text-style-name="P11" draw:layer="layout" svg:width="3cm" svg:height="1.5cm" svg:x="16.5cm" svg:y="8.5cm">
          <text:p text:style-name="P11">VM</text:p>
        </draw:rect>
        <draw:rect draw:style-name="gr4" draw:text-style-name="P11" draw:layer="layout" svg:width="5cm" svg:height="1.5cm" svg:x="21cm" svg:y="13cm">
          <text:p text:style-name="P11">dev_array</text:p>
        </draw:rect>
        <draw:rect draw:style-name="gr4" draw:text-style-name="P11" draw:layer="layout" svg:width="4cm" svg:height="1.5cm" svg:x="18cm" svg:y="17cm">
          <text:p text:style-name="P11">Dev</text:p>
        </draw:rect>
        <draw:line draw:style-name="gr4" draw:text-style-name="P12" draw:layer="layout" svg:x1="5cm" svg:y1="9cm" svg:x2="11.5cm" svg:y2="6cm">
          <text:p text:style-name="P12">cpu_mips_t</text:p>
        </draw:line>
        <draw:line draw:style-name="gr6" draw:text-style-name="P11" draw:layer="layout" svg:x1="14.5cm" svg:y1="6cm" svg:x2="18cm" svg:y2="8.5cm">
          <text:p text:style-name="P11">cpu_gen_t</text:p>
        </draw:line>
        <draw:line draw:style-name="gr7" draw:text-style-name="P13" draw:layer="layout" svg:x1="19.5cm" svg:y1="9.5cm" svg:x2="23cm" svg:y2="13cm">
          <text:p text:style-name="P1"/>
        </draw:line>
        <draw:line draw:style-name="gr7" draw:text-style-name="P13" draw:layer="layout" svg:x1="22.5cm" svg:y1="14.5cm" svg:x2="20cm" svg:y2="17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4">Dynamips –MIPS架构模拟 1</text:p>
          </draw:text-box>
        </draw:frame>
        <draw:frame presentation:style-name="pr4" draw:text-style-name="P5" draw:layer="layout" svg:width="25.199cm" svg:height="15.289cm" svg:x="1.301cm" svg:y="4.16cm" presentation:class="subtitle" presentation:user-transformed="true">
          <draw:text-box>
            <text:p text:style-name="P5"><text:span text:style-name="T2">1. MIPS</text:span><text:span text:style-name="T2">的寄存器：</text:span></text:p>
            <text:p text:style-name="P5"><text:span text:style-name="T2"/></text:p>
            <text:p text:style-name="P5"><text:span text:style-name="T2">/* MIPS general purpose registers names */</text:span></text:p>
            <text:p text:style-name="P5"><text:span text:style-name="T2">char *mips64_gpr_reg_names[MIPS64_GPR_NR] = {</text:span></text:p>
            <text:p text:style-name="P5"><text:span text:style-name="T2"><text:s text:c="3"/></text:span><text:span text:style-name="T2">"zr", "at", "v0", "v1", "a0", "a1", "a2", "a3",</text:span></text:p>
            <text:p text:style-name="P5"><text:span text:style-name="T2"><text:s text:c="3"/></text:span><text:span text:style-name="T2">"t0", "t1", "t2", "t3", "t4", "t5", "t6", "t7",</text:span></text:p>
            <text:p text:style-name="P5"><text:span text:style-name="T2"><text:s text:c="3"/></text:span><text:span text:style-name="T2">"s0", "s1", "s2", "s3", "s4", "s5", "s6", "s7",</text:span></text:p>
            <text:p text:style-name="P5"><text:span text:style-name="T2"><text:s text:c="3"/></text:span><text:span text:style-name="T2">"t8", "t9", "k0", "k1", "gp", "sp", "fp", "ra",</text:span></text:p>
            <text:p text:style-name="P5"><text:span text:style-name="T2">};</text:span></text:p>
            <text:p text:style-name="P5"><text:span text:style-name="T2"/></text:p>
            <text:p text:style-name="P5"><text:span text:style-name="T2">在</text:span><text:span text:style-name="T2">mips64.h</text:span><text:span text:style-name="T2">中可以看到所有</text:span><text:span text:style-name="T2">regiester</text:span><text:span text:style-name="T2">的定义，包括</text:span><text:span text:style-name="T2">gpr</text:span><text:span text:style-name="T2">和</text:span><text:span text:style-name="T2">cp0</text:span><text:span text:style-name="T2">的</text:span><text:span text:style-name="T2">register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301cm" svg:y="0.993cm" presentation:class="title" presentation:user-transformed="true">
          <draw:text-box>
            <text:p text:style-name="P4">Dynamips –MIPS架构模拟 2</text:p>
          </draw:text-box>
        </draw:frame>
        <draw:frame presentation:style-name="pr4" draw:text-style-name="P5" draw:layer="layout" svg:width="25.199cm" svg:height="16.132cm" svg:x="1.301cm" svg:y="3.736cm" presentation:class="subtitle" presentation:user-transformed="true">
          <draw:text-box>
            <text:p text:style-name="P5"><text:span text:style-name="T4">1. </text:span><text:span text:style-name="T4">指令：</text:span></text:p>
            <text:p text:style-name="P5"><text:span text:style-name="T2">static struct mips64_insn_exec_tag mips64_exec_tags[] = {</text:span></text:p>
            <text:p text:style-name="P5"><text:span text:style-name="T2"><text:s text:c="3"/></text:span><text:span text:style-name="T2">{ "add" <text:s/>, mips64_exec_ADD <text:s text:c="4"/>, 0xfc0007ff , 0x00000020, 1, 3 },</text:span></text:p>
            <text:p text:style-name="P5"><text:span text:style-name="T2"><text:s text:c="3"/></text:span><text:span text:style-name="T2">{ "j" <text:s/>, mips64_exec_J <text:s text:c="6"/>, 0xfc000000 , 0x08000000, 0, 11 },</text:span></text:p>
            <text:p text:style-name="P5"><text:span text:style-name="T5">2.</text:span><text:span text:style-name="T6"> </text:span><text:span text:style-name="T2">在</text:span><text:span text:style-name="T2">mips64_exec_J</text:span><text:span text:style-name="T2">中，</text:span><text:span text:style-name="T2">cpu-&gt;pc = new_pc;</text:span></text:p>
            <text:p text:style-name="P5"><text:span text:style-name="T4">3. </text:span><text:span text:style-name="T2">在</text:span><text:span text:style-name="T2">mips64_exec_ADD</text:span><text:span text:style-name="T2">中，</text:span></text:p>
            <text:p text:style-name="P5"><text:span text:style-name="T2">/* ADD */</text:span></text:p>
            <text:p text:style-name="P5"><text:span text:style-name="T2">static fastcall int mips64_exec_ADD(cpu_mips_t *cpu,mips_insn_t insn)</text:span></text:p>
            <text:p text:style-name="P5"><text:span text:style-name="T2">{</text:span></text:p>
            <text:p text:style-name="P5"><text:span text:style-name="T2"><text:s text:c="3"/></text:span><text:span text:style-name="T2">int rs = bits(insn,21,25);</text:span></text:p>
            <text:p text:style-name="P5"><text:span text:style-name="T2"><text:s text:c="3"/></text:span><text:span text:style-name="T2">int rt = bits(insn,16,20);</text:span></text:p>
            <text:p text:style-name="P5"><text:span text:style-name="T2"><text:s text:c="3"/></text:span><text:span text:style-name="T2">int rd = bits(insn,11,15);</text:span></text:p>
            <text:p text:style-name="P5"><text:span text:style-name="T2"><text:s text:c="3"/></text:span><text:span text:style-name="T2">/* TODO: Exception handling */</text:span></text:p>
            <text:p text:style-name="P5"><text:span text:style-name="T2"><text:s text:c="3"/></text:span><text:span text:style-name="T2">res = (m_uint32_t)cpu-&gt;gpr[rs] + (m_uint32_t)cpu-&gt;gpr[rt];</text:span></text:p>
            <text:p text:style-name="P5"><text:span text:style-name="T2"><text:s text:c="3"/></text:span><text:span text:style-name="T2">cpu-&gt;gpr[rd] = sign_extend(res,32);</text:span></text:p>
            <text:p text:style-name="P5"><text:span text:style-name="T2"><text:s text:c="3"/></text:span><text:span text:style-name="T2">return(0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301cm" svg:y="0.993cm" presentation:class="title" presentation:user-transformed="true">
          <draw:text-box>
            <text:p text:style-name="P4">Dynamips –Memory OP 1</text:p>
          </draw:text-box>
        </draw:frame>
        <draw:frame presentation:style-name="pr4" draw:text-style-name="P15" draw:layer="layout" svg:width="25.199cm" svg:height="15.83cm" svg:x="1.301cm" svg:y="3.886cm" presentation:class="subtitle" presentation:user-transformed="true">
          <draw:text-box>
            <text:p text:style-name="P15"><text:span text:style-name="T7">1. LW </text:span><text:span text:style-name="T7">操作</text:span></text:p>
            <text:p text:style-name="P15"><text:span text:style-name="T8">/* LW (Load Word) */</text:span></text:p>
            <text:p text:style-name="P15"><text:span text:style-name="T8">static fastcall int mips64_exec_LW(cpu_mips_t *cpu,mips_insn_t insn)</text:span></text:p>
            <text:p text:style-name="P15"><text:span text:style-name="T8">{</text:span></text:p>
            <text:p text:style-name="P15"><text:span text:style-name="T8"><text:s text:c="3"/></text:span><text:span text:style-name="T8">int base <text:s text:c="2"/>= bits(insn,21,25);</text:span></text:p>
            <text:p text:style-name="P15"><text:span text:style-name="T8"><text:s text:c="3"/></text:span><text:span text:style-name="T8">int rt <text:s text:c="4"/>= bits(insn,16,20);</text:span></text:p>
            <text:p text:style-name="P15"><text:span text:style-name="T8"><text:s text:c="3"/></text:span><text:span text:style-name="T8">int offset = bits(insn,0,15);</text:span></text:p>
            <text:p text:style-name="P15"><text:span text:style-name="T8">return(mips64_exec_memop2(cpu,</text:span><text:span text:style-name="T9">MIPS_MEMOP_LW</text:span><text:span text:style-name="T8">,base,offset,rt,TRUE));</text:span></text:p>
            <text:p text:style-name="P15"><text:span text:style-name="T8">}</text:span></text:p>
            <text:p text:style-name="P15"><text:span text:style-name="T10">最后调用了</text:span><text:span text:style-name="T10">MTS_PROTO(access)</text:span></text:p>
            <text:p text:style-name="P15"><text:span text:style-name="T7">2. Sw</text:span><text:span text:style-name="T7">操作</text:span></text:p>
            <text:p text:style-name="P15"><text:span text:style-name="T8">/* SW (Store Word) */</text:span></text:p>
            <text:p text:style-name="P15"><text:span text:style-name="T8">static fastcall int mips64_exec_SW(cpu_mips_t *cpu,mips_insn_t insn)</text:span></text:p>
            <text:p text:style-name="P15"><text:span text:style-name="T8">{</text:span></text:p>
            <text:p text:style-name="P15"><text:span text:style-name="T8"><text:s text:c="3"/></text:span><text:span text:style-name="T8">int base <text:s text:c="2"/>= bits(insn,21,25);</text:span></text:p>
            <text:p text:style-name="P15"><text:span text:style-name="T8"><text:s text:c="3"/></text:span><text:span text:style-name="T8">int rt <text:s text:c="4"/>= bits(insn,16,20);</text:span></text:p>
            <text:p text:style-name="P15"><text:span text:style-name="T8"><text:s text:c="3"/></text:span><text:span text:style-name="T8">int offset = bits(insn,0,15);</text:span></text:p>
            <text:p text:style-name="P15"><text:span text:style-name="T8"/></text:p>
            <text:p text:style-name="P15"><text:span text:style-name="T8"><text:s text:c="3"/></text:span><text:span text:style-name="T8">return(mips64_exec_memop2(cpu,</text:span><text:span text:style-name="T9">MIPS_MEMOP_SW</text:span><text:span text:style-name="T8">,base,offset,rt,FALSE));</text:span></text:p>
            <text:p text:style-name="P15"><text:span text:style-name="T8">}</text:span></text:p>
            <text:p text:style-name="P15"><text:span text:style-name="T8">最后调用了</text:span><text:span text:style-name="T8">MTS_PROTO(access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301cm" svg:y="0.993cm" presentation:class="title" presentation:user-transformed="true">
          <draw:text-box>
            <text:p text:style-name="P4">Dynamips –Memory OP 2</text:p>
          </draw:text-box>
        </draw:frame>
        <draw:frame presentation:style-name="pr4" draw:text-style-name="P15" draw:layer="layout" svg:width="25.199cm" svg:height="13.609cm" svg:x="1.301cm" svg:y="4.996cm" presentation:class="subtitle" presentation:user-transformed="true">
          <draw:text-box>
            <text:p text:style-name="P15"><text:span text:style-name="T10">MTS_PROTO(access)</text:span><text:span text:style-name="T10">，以</text:span><text:span text:style-name="T11">mips64_mts64_access</text:span><text:span text:style-name="T11">为例</text:span></text:p>
            <text:p text:style-name="P15"><text:span text:style-name="T11">void *mips64_mts64_access(cpu_mips_t *cpu,m_uint64_t vaddr,</text:span></text:p>
            <text:p text:style-name="P15"><text:span text:style-name="T11"><text:s text:c="26"/></text:span><text:span text:style-name="T11">u_int op_code,u_int op_size,</text:span></text:p>
            <text:p text:style-name="P15"><text:span text:style-name="T11"><text:s text:c="26"/></text:span><text:span text:style-name="T11">u_int op_type,m_uint64_t *data,</text:span></text:p>
            <text:p text:style-name="P15"><text:span text:style-name="T11"><text:s text:c="26"/></text:span><text:span text:style-name="T11">u_int *exc)</text:span></text:p>
            <text:p text:style-name="P15"><text:span text:style-name="T12"/></text:p>
            <text:p text:style-name="P15"><text:span text:style-name="T11">给出的是</text:span><text:span text:style-name="T11">virtual address</text:span><text:span text:style-name="T11">，首先要转成</text:span><text:span text:style-name="T11">physical address</text:span><text:span text:style-name="T11">，然后根据具体的地址访问区分</text:span></text:p>
            <text:p text:style-name="P15"><text:span text:style-name="T11"><text:tab/></text:span><text:span text:style-name="T11">cache</text:span></text:p>
            <text:p text:style-name="P15"><text:span text:style-name="T11"><text:tab/></text:span><text:span text:style-name="T11">memory</text:span></text:p>
            <text:p text:style-name="P15"><text:span text:style-name="T11"><text:tab/></text:span><text:span text:style-name="T11">IO <text:s/>-- </text:span><text:span text:style-name="T11">每个</text:span><text:span text:style-name="T11">device</text:span><text:span text:style-name="T11">在注册到系统中的时候都给出一个它的地址范围</text:span></text:p>
            <text:p text:style-name="P15"><text:span text:style-name="T11"/></text:p>
            <text:p text:style-name="P15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301cm" svg:y="0.993cm" presentation:class="title" presentation:user-transformed="true">
          <draw:text-box>
            <text:p text:style-name="P4">Dynamips –Memory DEV操作</text:p>
          </draw:text-box>
        </draw:frame>
        <draw:frame presentation:style-name="pr4" draw:text-style-name="P15" draw:layer="layout" svg:width="25.199cm" svg:height="13.609cm" svg:x="0.801cm" svg:y="4.999cm" presentation:class="subtitle" presentation:user-transformed="true">
          <draw:text-box>
            <text:p text:style-name="P15"><text:span text:style-name="T11">从</text:span><text:span text:style-name="T11">access</text:span><text:span text:style-name="T11">中调用</text:span></text:p>
            <text:p text:style-name="P15"><text:span text:style-name="T11">dev_access_fast(cpu-&gt;gen,dev_id,haddr,op_size,op_type,data)</text:span></text:p>
            <text:p text:style-name="P15"><text:span text:style-name="T11"/></text:p>
            <text:p text:style-name="P15"><text:span text:style-name="T11">取得</text:span><text:span text:style-name="T11">dev_id</text:span><text:span text:style-name="T11">对应的</text:span><text:span text:style-name="T11">vdevice</text:span><text:span text:style-name="T11">结构</text:span></text:p>
            <text:p text:style-name="P15"><text:span text:style-name="T11">struct vdevice *dev = cpu-&gt;vm-&gt;dev_array[dev_id];</text:span></text:p>
            <text:p text:style-name="P15"><text:span text:style-name="T11">调用</text:span><text:span text:style-name="T11">device</text:span><text:span text:style-name="T11">的</text:span><text:span text:style-name="T11">handler</text:span></text:p>
            <text:p text:style-name="P15"><text:span text:style-name="T11">dev-&gt;handler(cpu,dev,offset,op_size,op_type,data)</text:span></text:p>
            <text:p text:style-name="P15"><text:span text:style-name="T11"/></text:p>
            <text:p text:style-name="P15"><text:span text:style-name="T11">handler</text:span><text:span text:style-name="T11">的注册：在每一个</text:span><text:span text:style-name="T11">dev</text:span><text:span text:style-name="T11">（</text:span><text:span text:style-name="T11">chip/controller</text:span><text:span text:style-name="T11">）初始化的时候用</text:span><text:span text:style-name="T11">dev_create</text:span><text:span text:style-name="T11">生成一个</text:span><text:span text:style-name="T11">vdevice</text:span><text:span text:style-name="T11">结构，并赋值</text:span><text:span text:style-name="T11">handler</text:span></text:p>
            <text:p text:style-name="P15"><text:span text:style-name="T11"/></text:p>
            <text:p text:style-name="P15"><text:span text:style-name="T11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0">
        <office:forms form:automatic-focus="false" form:apply-design-mode="false"/>
        <draw:frame presentation:style-name="pr3" draw:text-style-name="P1" draw:layer="layout" svg:width="25.199cm" svg:height="3.507cm" svg:x="1.301cm" svg:y="0.993cm" presentation:class="title" presentation:user-transformed="true">
          <draw:text-box>
            <text:p text:style-name="P4">Dynamips –TTY</text:p>
          </draw:text-box>
        </draw:frame>
        <draw:frame presentation:style-name="pr4" draw:text-style-name="P15" draw:layer="layout" svg:width="25.199cm" svg:height="13.609cm" svg:x="0.801cm" svg:y="4.999cm" presentation:class="subtitle" presentation:user-transformed="true">
          <draw:text-box>
            <text:p text:style-name="P15"><text:span text:style-name="T11"/></text:p>
            <text:p text:style-name="P15"><text:span text:style-name="T11"><text:s/></text:span></text:p>
          </draw:text-box>
        </draw:frame>
        <draw:custom-shape draw:style-name="gr8" draw:text-style-name="P13" draw:layer="layout" svg:width="4cm" svg:height="2cm" svg:x="3cm" svg:y="7.5cm">
          <text:p text:style-name="P16">CMD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5cm" svg:height="2cm" svg:x="11.5cm" svg:y="7.5cm">
          <text:p text:style-name="P16">vtty_thread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cm" svg:height="2cm" svg:x="9cm" svg:y="11.5cm">
          <text:p text:style-name="P16">vtty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5cm" svg:height="2cm" svg:x="15cm" svg:y="11.5cm">
          <text:p text:style-name="P16">Vtty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6.5cm" svg:y1="13cm" svg:x2="9cm" svg:y2="13cm">
          <text:p text:style-name="P1"/>
        </draw:line>
        <draw:line draw:style-name="gr9" draw:text-style-name="P13" draw:layer="layout" svg:x1="12cm" svg:y1="13cm" svg:x2="15cm" svg:y2="13cm">
          <text:p text:style-name="P1"/>
        </draw:line>
        <draw:custom-shape draw:style-name="gr10" draw:text-style-name="P13" draw:layer="layout" svg:width="11.5cm" svg:height="11cm" svg:x="8.5cm" svg:y="5.5cm">
          <text:p text:style-name="P1"/>
          <draw:enhanced-geometry svg:viewBox="0 0 21600 21600" draw:type="rectangle" draw:enhanced-path="M 0 0 L 21600 0 21600 21600 0 21600 0 0 Z N"/>
        </draw:custom-shape>
        <draw:frame draw:style-name="gr11" draw:layer="layout" svg:width="2.61cm" svg:height="0.963cm" svg:x="4cm" svg:y="12.5cm">
          <draw:text-box>
            <text:p text:style-name="P1">vtty_list</text:p>
          </draw:text-box>
        </draw:frame>
        <draw:line draw:style-name="gr12" draw:text-style-name="P13" draw:layer="layout" svg:x1="7cm" svg:y1="8.5cm" svg:x2="8.5cm" svg:y2="8.5cm">
          <text:p text:style-name="P1"/>
        </draw:line>
        <draw:frame draw:style-name="gr11" draw:layer="layout" svg:width="2.763cm" svg:height="0.963cm" svg:x="6.237cm" svg:y="10cm">
          <draw:text-box>
            <text:p text:style-name="P1">Tcp port</text:p>
          </draw:text-box>
        </draw:frame>
        <draw:rect draw:style-name="gr4" draw:text-style-name="P13" draw:layer="layout" svg:width="3cm" svg:height="3.5cm" svg:x="23.5cm" svg:y="7.5cm">
          <text:p text:style-name="P16">vm</text:p>
        </draw:rect>
        <draw:line draw:style-name="gr7" draw:text-style-name="P13" draw:layer="layout" svg:x1="20cm" svg:y1="9cm" svg:x2="23.5cm" svg:y2="9cm">
          <text:p text:style-name="P1"/>
        </draw:line>
        <draw:frame draw:style-name="gr11" draw:layer="layout" svg:width="2.403cm" svg:height="0.963cm" svg:x="20.5cm" svg:y="8cm">
          <draw:text-box>
            <text:p text:style-name="P1">set_irq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Gxemul</text:p>
          </draw:text-box>
        </draw:frame>
        <draw:frame presentation:style-name="pr4" draw:layer="layout" svg:width="25.199cm" svg:height="13.609cm" svg:x="1.4cm" svg:y="5.039cm" presentation:class="subtitle" presentation:placeholder="true">
          <draw:text-box/>
        </draw:frame>
        <draw:rect draw:style-name="gr4" draw:text-style-name="P13" draw:layer="layout" svg:width="6cm" svg:height="1.5cm" svg:x="11cm" svg:y="10.5cm">
          <text:p text:style-name="P16">Machine</text:p>
        </draw:rect>
        <draw:rect draw:style-name="gr4" draw:text-style-name="P13" draw:layer="layout" svg:width="3.5cm" svg:height="1cm" svg:x="6.5cm" svg:y="14.5cm">
          <text:p text:style-name="P16">x11-md</text:p>
        </draw:rect>
        <draw:rect draw:style-name="gr4" draw:text-style-name="P13" draw:layer="layout" svg:width="4.5cm" svg:height="1cm" svg:x="12.5cm" svg:y="14.5cm">
          <text:p text:style-name="P16">memory</text:p>
        </draw:rect>
        <draw:rect draw:style-name="gr4" draw:text-style-name="P13" draw:layer="layout" svg:width="4cm" svg:height="1cm" svg:x="18.5cm" svg:y="14.5cm">
          <text:p text:style-name="P16">Cpu</text:p>
          <text:p text:style-name="P16">cpu-family</text:p>
        </draw:rect>
        <draw:rect draw:style-name="gr4" draw:text-style-name="P13" draw:layer="layout" svg:width="5cm" svg:height="1.5cm" svg:x="21cm" svg:y="10.5cm">
          <text:p text:style-name="P16">diskimage</text:p>
        </draw:rect>
        <draw:line draw:style-name="gr9" draw:text-style-name="P13" draw:layer="layout" svg:x1="13cm" svg:y1="12cm" svg:x2="8cm" svg:y2="14.5cm">
          <text:p text:style-name="P1"/>
        </draw:line>
        <draw:line draw:style-name="gr9" draw:text-style-name="P13" draw:layer="layout" svg:x1="15cm" svg:y1="12cm" svg:x2="15cm" svg:y2="14.5cm">
          <text:p text:style-name="P1"/>
        </draw:line>
        <draw:line draw:style-name="gr9" draw:text-style-name="P13" draw:layer="layout" svg:x1="16.5cm" svg:y1="12cm" svg:x2="20.5cm" svg:y2="14.5cm">
          <text:p text:style-name="P1"/>
        </draw:line>
        <draw:line draw:style-name="gr9" draw:text-style-name="P13" draw:layer="layout" svg:x1="17cm" svg:y1="11cm" svg:x2="21cm" svg:y2="11cm">
          <text:p text:style-name="P1"/>
        </draw:line>
        <draw:rect draw:style-name="gr4" draw:text-style-name="P13" draw:layer="layout" svg:width="6cm" svg:height="1cm" svg:x="12cm" svg:y="17cm">
          <text:p text:style-name="P16">memory_devices</text:p>
        </draw:rect>
        <draw:rect draw:style-name="gr4" draw:text-style-name="P13" draw:layer="layout" svg:width="8.5cm" svg:height="1cm" svg:x="2.5cm" svg:y="17cm">
          <text:p text:style-name="P16">fb_data / fb_windows</text:p>
        </draw:rect>
        <draw:line draw:style-name="gr9" draw:text-style-name="P13" draw:layer="layout" svg:x1="7.5cm" svg:y1="15.5cm" svg:x2="7cm" svg:y2="17cm">
          <text:p text:style-name="P1"/>
        </draw:line>
        <draw:line draw:style-name="gr9" draw:text-style-name="P13" draw:layer="layout" svg:x1="14.5cm" svg:y1="15.5cm" svg:x2="14.5cm" svg:y2="17cm">
          <text:p text:style-name="P1"/>
        </draw:line>
        <draw:rect draw:style-name="gr4" draw:text-style-name="P13" draw:layer="layout" svg:width="5cm" svg:height="2cm" svg:x="8cm" svg:y="7cm">
          <text:p text:style-name="P16">emul</text:p>
        </draw:rect>
        <draw:rect draw:style-name="gr4" draw:text-style-name="P13" draw:layer="layout" svg:width="4.5cm" svg:height="1cm" svg:x="2.5cm" svg:y="5.5cm">
          <text:p text:style-name="P16">settings</text:p>
        </draw:rect>
        <draw:rect draw:style-name="gr4" draw:text-style-name="P13" draw:layer="layout" svg:width="4.5cm" svg:height="1cm" svg:x="2.5cm" svg:y="7.5cm">
          <text:p text:style-name="P16">Machines</text:p>
        </draw:rect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VINIT</text:p>
          </draw:text-box>
        </draw:frame>
        <draw:frame presentation:style-name="pr4" draw:text-style-name="P17" draw:layer="layout" svg:width="25.199cm" svg:height="13.609cm" svg:x="1.4cm" svg:y="5.039cm" presentation:class="subtitle">
          <draw:text-box>
            <text:p text:style-name="P4"/>
            <text:p text:style-name="P4"/>
            <text:p text:style-name="P4">分配一个memory_device结构，然后关联memory和memory_device</text:p>
            <text:p text:style-name="P4"/>
            <text:p text:style-name="P4">与dynamips非常类似</text:p>
            <text:p text:style-name="P4"><text:tab/>注册memory的访问地址</text:p>
            <text:p text:style-name="P4"><text:tab/>注册dev_xxx_access函数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>
        <text:list-style style:name="默认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默认-outline2" style:family="presentation" style:parent-style-name="默认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3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3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默认" style:page-layout-name="PM1" draw:style-name="dp1">
      <office:forms form:automatic-focus="false" form:apply-design-mode="false"/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3</text:page-number></text:p>
        </draw:text-box>
      </draw:frame>
      <presentation:notes style:page-layout-name="PM2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xiaodong wang</meta:initial-creator>
    <meta:creation-date>2007-10-13T09:50:24</meta:creation-date>
    <dc:creator>xiaodong wang</dc:creator>
    <dc:date>2007-10-13T11:11:39</dc:date>
    <dc:language>en-US</dc:language>
    <meta:editing-cycles>8</meta:editing-cycles>
    <meta:editing-duration>PT1H21M18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